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margin-left="0.319cm" fo:margin-right="0cm" fo:text-indent="0cm" style:auto-text-indent="false"/>
    </style:style>
    <style:style style:name="P3" style:family="paragraph" style:parent-style-name="Standard">
      <style:paragraph-properties fo:margin-left="0.319cm" fo:margin-right="0cm" fo:margin-top="0.199cm" fo:margin-bottom="0cm" style:contextual-spacing="false" fo:text-indent="0cm" style:auto-text-indent="false"/>
    </style:style>
    <style:style style:name="P4" style:family="paragraph" style:parent-style-name="Standard">
      <style:paragraph-properties fo:margin-left="0.319cm" fo:margin-right="0cm" fo:text-indent="0cm" style:auto-text-indent="false"/>
      <style:text-properties style:font-name="Arial Narrow" fo:font-size="16pt" style:font-size-asian="16pt" style:font-name-complex="Arial Narrow" style:font-size-complex="16pt"/>
    </style:style>
    <style:style style:name="P5"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6" style:family="paragraph" style:parent-style-name="Standard">
      <style:paragraph-properties fo:margin-left="0.319cm" fo:margin-right="0cm" fo:text-indent="0cm" style:auto-text-indent="false"/>
      <style:text-properties style:font-name="Arial Narrow" fo:font-size="16pt" style:font-size-asian="16pt" style:font-name-complex="Arial Narrow" style:font-size-complex="16pt"/>
    </style:style>
    <style:style style:name="P7"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8"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9"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0"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2" style:family="paragraph" style:parent-style-name="Standard">
      <style:paragraph-properties fo:margin-left="0.319cm" fo:margin-right="0cm" fo:margin-top="0.21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13" style:family="paragraph" style:parent-style-name="Standard">
      <style:paragraph-properties fo:margin-left="0.319cm" fo:margin-right="0cm" fo:margin-top="0cm" fo:margin-bottom="0cm" style:contextual-spacing="false" fo:text-indent="0cm" style:auto-text-indent="false"/>
      <style:text-properties style:font-name="Arial Narrow" fo:font-size="14pt" fo:language="en" fo:country="GB" fo:background-color="#ffff00" style:font-size-asian="14pt" style:font-name-complex="Arial Narrow" style:font-size-complex="14pt"/>
    </style:style>
    <style:style style:name="P14" style:family="paragraph" style:parent-style-name="Standard">
      <style:paragraph-properties fo:margin-left="0.318cm" fo:margin-right="0cm" fo:text-indent="0cm" style:auto-text-indent="false"/>
      <style:text-properties style:font-name="Arial Narrow" fo:font-size="14pt" style:font-size-asian="14pt" style:font-name-complex="Arial Narrow" style:font-size-complex="14pt"/>
    </style:style>
    <style:style style:name="P15"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6" style:family="paragraph" style:parent-style-name="Standard">
      <style:paragraph-properties fo:margin-left="0.319cm" fo:margin-right="0cm" fo:margin-top="0.21cm" fo:margin-bottom="0.101cm" style:contextual-spacing="false" fo:text-indent="0cm" style:auto-text-indent="false"/>
      <style:text-properties style:font-name="Arial Narrow" fo:font-size="14pt" style:font-size-asian="14pt" style:font-name-complex="Arial Narrow" style:font-size-complex="14pt"/>
    </style:style>
    <style:style style:name="P17" style:family="paragraph" style:parent-style-name="Standard">
      <style:paragraph-properties fo:margin-left="0.318cm" fo:margin-right="0cm" fo:text-indent="0cm" style:auto-text-indent="false"/>
      <style:text-properties style:font-name="Arial Narrow" style:font-name-complex="Arial Narrow"/>
    </style:style>
    <style:style style:name="P18" style:family="paragraph" style:parent-style-name="Standard">
      <style:paragraph-properties fo:margin-left="0.319cm" fo:margin-right="0cm" fo:text-indent="0cm" style:auto-text-indent="false"/>
      <style:text-properties style:font-name="Arial Narrow" style:font-name-complex="Arial Narrow"/>
    </style:style>
    <style:style style:name="P19"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20" style:family="paragraph" style:parent-style-name="Standard">
      <style:paragraph-properties fo:margin-left="2.858cm" fo:margin-right="0cm" fo:text-indent="0cm" style:auto-text-indent="false"/>
      <style:text-properties style:font-name="Arial Narrow" style:font-name-complex="Arial Narrow"/>
    </style:style>
    <style:style style:name="P21" style:family="paragraph" style:parent-style-name="Standard">
      <style:paragraph-properties fo:margin-left="2.858cm" fo:margin-right="0cm" fo:margin-top="0.212cm" fo:margin-bottom="0cm" style:contextual-spacing="false" fo:text-indent="0cm" style:auto-text-indent="false"/>
      <style:text-properties style:font-name="Arial Narrow" style:font-name-complex="Arial Narrow"/>
    </style:style>
    <style:style style:name="P22" style:family="paragraph" style:parent-style-name="Standard">
      <style:paragraph-properties fo:margin-left="2.858cm" fo:margin-right="0cm" fo:margin-top="0cm" fo:margin-bottom="0.212cm" style:contextual-spacing="false" fo:text-indent="0cm" style:auto-text-indent="false"/>
      <style:text-properties style:font-name="Arial Narrow" style:font-name-complex="Arial Narrow"/>
    </style:style>
    <style:style style:name="P23" style:family="paragraph" style:parent-style-name="Standard">
      <style:paragraph-properties fo:margin-left="2.861cm" fo:margin-right="0cm" fo:margin-top="0cm" fo:margin-bottom="0.212cm" style:contextual-spacing="false" fo:text-indent="0cm" style:auto-text-indent="false"/>
      <style:text-properties style:font-name="Arial Narrow" style:font-name-complex="Arial Narrow"/>
    </style:style>
    <style:style style:name="P24" style:family="paragraph" style:parent-style-name="Standard">
      <style:paragraph-properties fo:margin-left="2.861cm" fo:margin-right="0cm" fo:text-indent="0cm" style:auto-text-indent="false"/>
      <style:text-properties style:font-name="Arial Narrow" style:font-name-complex="Arial Narrow"/>
    </style:style>
    <style:style style:name="P25" style:family="paragraph" style:parent-style-name="Standard">
      <style:paragraph-properties fo:margin-left="2.861cm" fo:margin-right="0cm" fo:margin-top="0cm" fo:margin-bottom="0cm" style:contextual-spacing="false" fo:text-indent="0cm" style:auto-text-indent="false"/>
      <style:text-properties style:font-name="Arial Narrow" style:font-name-complex="Arial Narrow"/>
    </style:style>
    <style:style style:name="P26" style:family="paragraph" style:parent-style-name="Standard">
      <style:paragraph-properties fo:margin-left="2.861cm" fo:margin-right="0cm" fo:margin-top="0.212cm" fo:margin-bottom="0cm" style:contextual-spacing="false" fo:text-indent="0cm" style:auto-text-indent="false"/>
      <style:text-properties style:font-name="Arial Narrow" style:font-name-complex="Arial Narrow"/>
    </style:style>
    <style:style style:name="P27" style:family="paragraph" style:parent-style-name="Standard">
      <style:paragraph-properties fo:margin-left="0.319cm" fo:margin-right="0cm" fo:text-indent="0cm" style:auto-text-indent="false"/>
      <style:text-properties style:font-name="Arial Narrow" style:font-name-complex="Arial Narrow"/>
    </style:style>
    <style:style style:name="P28"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29" style:family="paragraph" style:parent-style-name="Standard">
      <style:paragraph-properties fo:margin-left="1.57cm" fo:margin-right="0cm" fo:text-indent="0.931cm" style:auto-text-indent="false"/>
      <style:text-properties style:font-name="Arial Narrow" style:font-name-complex="Arial Narrow"/>
    </style:style>
    <style:style style:name="P30" style:family="paragraph" style:parent-style-name="Standard">
      <style:paragraph-properties fo:margin-left="2.54cm" fo:margin-right="0cm" fo:text-indent="0cm" style:auto-text-indent="false"/>
      <style:text-properties style:font-name="Arial Narrow" style:font-name-complex="Arial Narrow"/>
    </style:style>
    <style:style style:name="P31" style:family="paragraph" style:parent-style-name="Standard">
      <style:paragraph-properties fo:margin-left="0cm" fo:margin-right="0cm" fo:margin-top="0.199cm" fo:margin-bottom="0cm" style:contextual-spacing="false" fo:text-indent="1.251cm" style:auto-text-indent="false"/>
      <style:text-properties style:font-name="Arial Narrow" style:font-name-complex="Arial Narrow"/>
    </style:style>
    <style:style style:name="P32" style:family="paragraph" style:parent-style-name="Standard">
      <style:paragraph-properties fo:margin-left="0cm" fo:margin-right="0cm" fo:text-indent="1.251cm" style:auto-text-indent="false"/>
      <style:text-properties style:font-name="Arial Narrow" style:font-name-complex="Arial Narrow"/>
    </style:style>
    <style:style style:name="P33" style:family="paragraph" style:parent-style-name="Standard" style:list-style-name="">
      <style:paragraph-properties fo:margin-left="2.858cm" fo:margin-right="0cm" fo:text-indent="0cm" style:auto-text-indent="false"/>
      <style:text-properties style:font-name="Arial Narrow" style:font-name-complex="Arial Narrow"/>
    </style:style>
    <style:style style:name="P34" style:family="paragraph" style:parent-style-name="Standard" style:list-style-name="">
      <style:paragraph-properties fo:margin-left="2.861cm" fo:margin-right="0cm" fo:text-indent="0cm" style:auto-text-indent="false"/>
      <style:text-properties style:font-name="Arial Narrow" style:font-name-complex="Arial Narrow"/>
    </style:style>
    <style:style style:name="P35" style:family="paragraph" style:parent-style-name="Standard" style:list-style-name="">
      <style:paragraph-properties fo:margin-left="2.861cm" fo:margin-right="0cm" fo:margin-top="0cm" fo:margin-bottom="0.212cm" style:contextual-spacing="false" fo:text-indent="0cm" style:auto-text-indent="false"/>
      <style:text-properties style:font-name="Arial Narrow" style:font-name-complex="Arial Narrow"/>
    </style:style>
    <style:style style:name="P36" style:family="paragraph" style:parent-style-name="Standard">
      <style:paragraph-properties fo:margin-top="0.199cm" fo:margin-bottom="0cm" style:contextual-spacing="false"/>
      <style:text-properties style:font-name="Arial Narrow" style:font-name-complex="Arial Narrow"/>
    </style:style>
    <style:style style:name="P37" style:family="paragraph" style:parent-style-name="Standard">
      <loext:graphic-properties draw:fill="none" draw:fill-color="#ffffff"/>
      <style:paragraph-properties fo:margin-left="2.9cm" fo:margin-right="0cm" fo:orphans="2" fo:widows="2" fo:text-indent="0cm" style:auto-text-indent="false" fo:background-color="transparent" style:writing-mode="lr-tb"/>
      <style:text-properties style:font-name="Arial Narrow" style:font-name-complex="Arial Narrow"/>
    </style:style>
    <style:style style:name="P38" style:family="paragraph" style:parent-style-name="Standard">
      <style:paragraph-properties fo:margin-left="0.318cm" fo:margin-right="0cm" fo:text-indent="0cm" style:auto-text-indent="false"/>
      <style:text-properties style:font-name="Arial Narrow" style:font-name-complex="Arial Narrow"/>
    </style:style>
    <style:style style:name="P39"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style:font-name-complex="Arial Narrow"/>
    </style:style>
    <style:style style:name="P40" style:family="paragraph" style:parent-style-name="Standard">
      <style:paragraph-properties fo:margin-left="0.318cm" fo:margin-right="0cm" fo:text-indent="0cm" style:auto-text-indent="false"/>
      <style:text-properties style:font-name="Arial Narrow" style:font-name-complex="Arial Narrow" text:display="none"/>
    </style:style>
    <style:style style:name="P41" style:family="paragraph" style:parent-style-name="Standard">
      <style:paragraph-properties fo:margin-left="0.319cm" fo:margin-right="0cm" fo:text-indent="0cm" style:auto-text-indent="false"/>
      <style:text-properties style:font-name="Arial Narrow" fo:font-weight="bold" style:font-weight-asian="bold" style:font-name-complex="Arial Narrow"/>
    </style:style>
    <style:style style:name="P42" style:family="paragraph" style:parent-style-name="Standard">
      <style:paragraph-properties fo:margin-left="0.319cm" fo:margin-right="0cm" fo:text-indent="0cm" style:auto-text-indent="false"/>
      <style:text-properties style:font-name="Arial Narrow" fo:font-size="10pt" fo:font-weight="bold" style:font-size-asian="10pt" style:font-weight-asian="bold" style:font-name-complex="Arial Narrow" style:font-size-complex="10pt"/>
    </style:style>
    <style:style style:name="P43" style:family="paragraph" style:parent-style-name="Standard">
      <style:paragraph-properties fo:margin-left="0.319cm" fo:margin-right="0cm" fo:text-indent="0cm" style:auto-text-indent="false"/>
      <style:text-properties style:font-name="Arial Narrow" fo:font-size="10pt" style:font-size-asian="10pt" style:font-name-complex="Arial Narrow" style:font-size-complex="10pt"/>
    </style:style>
    <style:style style:name="P44"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background-color="#ffff00" style:font-name-complex="Arial Narrow"/>
    </style:style>
    <style:style style:name="P45" style:family="paragraph" style:parent-style-name="Standard">
      <loext:graphic-properties draw:fill="none" draw:fill-color="#ffffff"/>
      <style:paragraph-properties fo:margin-left="2.9cm" fo:margin-right="0cm" fo:orphans="2" fo:widows="2" fo:text-indent="0cm" style:auto-text-indent="false" fo:background-color="transparent" style:writing-mode="lr-tb"/>
      <style:text-properties style:font-name="Arial Narrow" fo:background-color="#ffff00" style:font-name-complex="Arial Narrow"/>
    </style:style>
    <style:style style:name="P46"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47" style:family="paragraph" style:parent-style-name="Standard" style:list-style-name="">
      <loext:graphic-properties draw:fill="none" draw:fill-color="#ffffff"/>
      <style:paragraph-properties fo:margin-left="5.001cm" fo:margin-right="0cm" fo:margin-top="0cm" fo:margin-bottom="0cm" style:contextual-spacing="false" fo:orphans="2" fo:widows="2" fo:hyphenation-ladder-count="no-limit" fo:text-indent="-2.101cm" style:auto-text-indent="false" fo:background-color="transparent" style:writing-mode="lr-tb"/>
      <style:text-properties style:font-name="Arial Narrow" fo:background-color="#ffff00" style:font-name-complex="Arial Narrow" fo:hyphenate="false" fo:hyphenation-remain-char-count="2" fo:hyphenation-push-char-count="2" loext:hyphenation-no-caps="false"/>
    </style:style>
    <style:style style:name="P48" style:family="paragraph" style:parent-style-name="Standard">
      <style:paragraph-properties fo:margin-left="2.861cm" fo:margin-right="0cm" fo:text-indent="0cm" style:auto-text-indent="false"/>
      <style:text-properties style:font-name="Arial Narrow" fo:background-color="#ffff00" style:font-name-complex="Arial Narrow"/>
    </style:style>
    <style:style style:name="P49" style:family="paragraph" style:parent-style-name="Standard">
      <style:paragraph-properties fo:margin-left="2.858cm" fo:margin-right="0cm" fo:text-indent="0cm" style:auto-text-indent="false"/>
      <style:text-properties style:font-name="Arial Narrow" fo:background-color="#ffff00" style:font-name-complex="Arial Narrow"/>
    </style:style>
    <style:style style:name="P50" style:family="paragraph" style:parent-style-name="Standard">
      <style:paragraph-properties fo:margin-left="0.319cm" fo:margin-right="0cm" fo:text-indent="0cm" style:auto-text-indent="false"/>
      <style:text-properties style:font-name="Arial Narrow" fo:background-color="#ffff00" style:font-name-complex="Arial Narrow"/>
    </style:style>
    <style:style style:name="P51" style:family="paragraph" style:parent-style-name="Standard">
      <style:paragraph-properties fo:margin-left="0.319cm" fo:margin-right="0cm" fo:margin-top="0.212cm" fo:margin-bottom="0cm" style:contextual-spacing="false" fo:text-indent="0cm" style:auto-text-indent="false">
        <style:tab-stops>
          <style:tab-stop style:position="9.412cm"/>
        </style:tab-stops>
      </style:paragraph-properties>
      <style:text-properties style:font-name="Arial Narrow" fo:background-color="#ffff00" style:font-name-complex="Arial Narrow"/>
    </style:style>
    <style:style style:name="P52"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language="en" fo:country="GB" fo:background-color="#ffff00" style:font-size-asian="12pt" style:font-name-complex="Arial Narrow" style:font-size-complex="14pt"/>
    </style:style>
    <style:style style:name="P53"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54"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text-properties style:font-name="Arial Narrow" fo:font-size="12pt" fo:background-color="#ffff00" style:font-size-asian="12pt" style:font-name-complex="Arial Narrow" style:font-size-complex="12pt"/>
    </style:style>
    <style:style style:name="P55"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56"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style:font-name-complex="Arial Narrow"/>
    </style:style>
    <style:style style:name="P57" style:family="paragraph" style:parent-style-name="Standard">
      <style:paragraph-properties fo:margin-left="0.319cm" fo:margin-right="0cm" fo:text-indent="0.931cm" style:auto-text-indent="false"/>
      <style:text-properties style:font-name="Arial Narrow" fo:language="en" fo:country="GB" style:font-name-complex="Arial Narrow"/>
    </style:style>
    <style:style style:name="P58"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style:font-name="Arial Narrow" fo:language="en" fo:country="GB" fo:background-color="#ffff00" style:font-name-complex="Arial Narrow"/>
    </style:style>
    <style:style style:name="P59"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60" style:family="paragraph" style:parent-style-name="Standard" style:list-style-name="">
      <loext:graphic-properties draw:fill="none" draw:fill-color="#ffffff"/>
      <style:paragraph-properties fo:margin-left="5.001cm" fo:margin-right="0cm" fo:margin-top="0cm" fo:margin-bottom="0cm" style:contextual-spacing="false" fo:orphans="2" fo:widows="2" fo:hyphenation-ladder-count="no-limit" fo:text-indent="-2.101cm" style:auto-text-indent="false" fo:background-color="transparent" style:writing-mode="lr-tb"/>
      <style:text-properties style:font-name="Arial Narrow" fo:language="en" fo:country="GB" fo:background-color="#ffff00" style:font-name-complex="Arial Narrow" fo:hyphenate="false" fo:hyphenation-remain-char-count="2" fo:hyphenation-push-char-count="2" loext:hyphenation-no-caps="false"/>
    </style:style>
    <style:style style:name="P61" style:family="paragraph" style:parent-style-name="Standard" style:list-style-name="">
      <style:paragraph-properties fo:margin-left="2.858cm" fo:margin-right="0cm" fo:margin-top="0cm" fo:margin-bottom="0cm" style:contextual-spacing="false" fo:text-indent="0cm" style:auto-text-indent="false"/>
      <style:text-properties style:font-name="Arial Narrow" fo:language="en" fo:country="GB" fo:background-color="#ffff00" style:font-name-complex="Arial Narrow"/>
    </style:style>
    <style:style style:name="P62" style:family="paragraph" style:parent-style-name="Standard">
      <style:paragraph-properties fo:margin-left="2.861cm" fo:margin-right="0cm" fo:margin-top="0cm" fo:margin-bottom="0cm" style:contextual-spacing="false" fo:text-indent="0cm" style:auto-text-indent="false"/>
      <style:text-properties style:font-name="Arial Narrow" fo:language="en" fo:country="GB" fo:background-color="#ffff00" style:font-name-complex="Arial Narrow"/>
    </style:style>
    <style:style style:name="P63"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style>
    <style:style style:name="P64" style:family="paragraph" style:parent-style-name="Standard">
      <loext:graphic-properties draw:fill="none" draw:fill-color="#ffffff"/>
      <style:paragraph-properties fo:margin-left="4.001cm" fo:margin-right="0cm" fo:margin-top="0cm" fo:margin-bottom="0cm" style:contextual-spacing="false" fo:orphans="2" fo:widows="2" fo:text-indent="0cm" style:auto-text-indent="false" fo:background-color="transparent" style:writing-mode="lr-tb"/>
    </style:style>
    <style:style style:name="P65" style:family="paragraph" style:parent-style-name="Standard">
      <loext:graphic-properties draw:fill="none" draw:fill-color="#ffffff"/>
      <style:paragraph-properties fo:margin-left="2.858cm" fo:margin-right="0cm" fo:margin-top="0cm" fo:margin-bottom="0cm" style:contextual-spacing="false" fo:orphans="2" fo:widows="2" fo:text-indent="0cm" style:auto-text-indent="false" fo:background-color="transparent" style:writing-mode="lr-tb"/>
    </style:style>
    <style:style style:name="P66"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7" style:family="paragraph" style:parent-style-name="Standard" style:list-style-name="">
      <loext:graphic-properties draw:fill="none" draw:fill-color="#ffffff"/>
      <style:paragraph-properties fo:margin-left="2.799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8" style:family="paragraph" style:parent-style-name="Standard">
      <loext:graphic-properties draw:fill="none" draw:fill-color="#ffffff"/>
      <style:paragraph-properties fo:margin-left="2.799cm" fo:margin-right="0cm" fo:margin-top="0cm" fo:margin-bottom="0cm" style:contextual-spacing="false" fo:orphans="2" fo:widows="2" fo:hyphenation-ladder-count="no-limit" fo:text-indent="0cm" style:auto-text-indent="false" fo:background-color="transparent" style:writing-mode="lr-tb"/>
      <style:text-properties fo:hyphenate="false" fo:hyphenation-remain-char-count="2" fo:hyphenation-push-char-count="2" loext:hyphenation-no-caps="false"/>
    </style:style>
    <style:style style:name="P69" style:family="paragraph" style:parent-style-name="Standard">
      <loext:graphic-properties draw:fill="none" draw:fill-color="#ffffff"/>
      <style:paragraph-properties fo:margin-left="0cm" fo:margin-right="0cm" fo:margin-top="0.199cm" fo:margin-bottom="0cm" style:contextual-spacing="false" fo:orphans="2" fo:widows="2" fo:text-indent="0cm" style:auto-text-indent="false" fo:background-color="transparent" style:writing-mode="lr-tb"/>
    </style:style>
    <style:style style:name="P70" style:family="paragraph" style:parent-style-name="Standard">
      <loext:graphic-properties draw:fill="none" draw:fill-color="#ffffff"/>
      <style:paragraph-properties fo:margin-left="3.099cm" fo:margin-right="0cm" fo:margin-top="0cm" fo:margin-bottom="0cm" style:contextual-spacing="false" fo:orphans="2" fo:widows="2" fo:text-indent="0cm" style:auto-text-indent="false" fo:background-color="transparent" style:writing-mode="lr-tb"/>
    </style:style>
    <style:style style:name="P71" style:family="paragraph" style:parent-style-name="Standard">
      <style:paragraph-properties fo:margin-left="2.858cm" fo:margin-right="0cm" fo:text-indent="0cm" style:auto-text-indent="false"/>
    </style:style>
    <style:style style:name="P72" style:family="paragraph" style:parent-style-name="Standard">
      <style:paragraph-properties fo:margin-left="0cm" fo:margin-right="0cm" fo:margin-top="0.199cm" fo:margin-bottom="0cm" style:contextual-spacing="false" fo:text-indent="0cm" style:auto-text-indent="false"/>
    </style:style>
    <style:style style:name="P73" style:family="paragraph" style:parent-style-name="Standard">
      <style:paragraph-properties fo:margin-left="0cm" fo:margin-right="0cm" fo:margin-top="0cm" fo:margin-bottom="0cm" style:contextual-spacing="false" fo:text-indent="0cm" style:auto-text-indent="false"/>
    </style:style>
    <style:style style:name="P74" style:family="paragraph" style:parent-style-name="Standard">
      <style:paragraph-properties fo:margin-left="2.861cm" fo:margin-right="0cm" fo:margin-top="0cm" fo:margin-bottom="0cm" style:contextual-spacing="false" fo:text-indent="0cm" style:auto-text-indent="false"/>
    </style:style>
    <style:style style:name="P75" style:family="paragraph" style:parent-style-name="Standard">
      <style:paragraph-properties fo:margin-left="2.858cm" fo:margin-right="0cm" fo:text-indent="0cm" style:auto-text-indent="false"/>
      <style:text-properties fo:color="#000000" loext:opacity="100%" style:font-name="Arial Narrow" style:font-name-complex="Arial Narrow"/>
    </style:style>
    <style:style style:name="P76" style:family="paragraph" style:parent-style-name="Standard">
      <style:paragraph-properties fo:margin-left="2.861cm" fo:margin-right="0cm" fo:text-indent="0cm" style:auto-text-indent="false"/>
      <style:text-properties fo:color="#000000" loext:opacity="100%" style:font-name="Arial Narrow" style:font-name-complex="Arial Narrow"/>
    </style:style>
    <style:style style:name="P77" style:family="paragraph" style:parent-style-name="Standard" style:list-style-name="">
      <style:paragraph-properties fo:margin-left="2.858cm" fo:margin-right="0cm" fo:text-indent="0cm" style:auto-text-indent="false"/>
      <style:text-properties fo:color="#000000" loext:opacity="100%" style:font-name="Arial Narrow" style:font-name-complex="Arial Narrow"/>
    </style:style>
    <style:style style:name="P78"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79" style:family="paragraph" style:parent-style-name="Standard">
      <loext:graphic-properties draw:fill="none" draw:fill-color="#ffffff"/>
      <style:paragraph-properties fo:margin-left="2.9cm" fo:margin-right="0cm" fo:margin-top="0cm" fo:margin-bottom="0.212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0" style:family="paragraph" style:parent-style-name="Standard">
      <loext:graphic-properties draw:fill="none" draw:fill-color="#ffffff"/>
      <style:paragraph-properties fo:margin-left="2.9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1" style:family="paragraph" style:parent-style-name="Standard" style:list-style-name="">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2" style:family="paragraph" style:parent-style-name="Standard">
      <loext:graphic-properties draw:fill="none" draw:fill-color="#ffffff"/>
      <style:paragraph-properties fo:margin-left="2.9cm" fo:margin-right="0cm" fo:margin-top="0cm" fo:margin-bottom="0cm" style:contextual-spacing="false" fo:orphans="2" fo:widows="2"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83" style:family="paragraph" style:parent-style-name="Standard">
      <loext:graphic-properties draw:fill="none" draw:fill-color="#ffffff"/>
      <style:paragraph-properties fo:margin-left="1.3cm" fo:margin-right="0cm" fo:margin-top="0.3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4" style:family="paragraph" style:parent-style-name="Standard">
      <style:paragraph-properties fo:margin-left="2.858cm" fo:margin-right="0cm" fo:text-indent="0cm" style:auto-text-indent="false"/>
      <style:text-properties fo:color="#000000" loext:opacity="100%" style:font-name="Arial Narrow" fo:background-color="#ffff00" style:font-name-complex="Arial Narrow"/>
    </style:style>
    <style:style style:name="P85" style:family="paragraph" style:parent-style-name="Standard">
      <loext:graphic-properties draw:fill="none" draw:fill-color="#ffffff"/>
      <style:paragraph-properties fo:margin-left="3.099cm" fo:margin-right="0cm" fo:margin-top="0cm" fo:margin-bottom="0cm" style:contextual-spacing="false" fo:orphans="2" fo:widows="2" fo:text-indent="0cm" style:auto-text-indent="false" fo:background-color="transparent" style:writing-mode="lr-tb"/>
      <style:text-properties fo:color="#000000" loext:opacity="100%" style:font-name="Arial Narrow" fo:language="en" fo:country="GB" fo:background-color="#ffff00" style:font-name-complex="Arial Narrow"/>
    </style:style>
    <style:style style:name="P86" style:family="paragraph" style:parent-style-name="Standard">
      <style:paragraph-properties fo:margin-left="2.861cm" fo:margin-right="0cm" fo:margin-top="0cm" fo:margin-bottom="0cm" style:contextual-spacing="false" fo:text-indent="0cm" style:auto-text-indent="false"/>
      <style:text-properties fo:color="#000000" loext:opacity="100%" style:font-name="Arial Narrow" fo:language="en" fo:country="GB" fo:background-color="#ffff00" style:font-name-complex="Arial Narrow"/>
    </style:style>
    <style:style style:name="P87" style:family="paragraph" style:parent-style-name="Standard">
      <style:paragraph-properties fo:margin-left="0.319cm" fo:margin-right="0cm" fo:text-indent="0cm" style:auto-text-indent="false"/>
    </style:style>
    <style:style style:name="P88" style:family="paragraph" style:parent-style-name="Standard">
      <style:paragraph-properties fo:margin-left="0.319cm" fo:margin-right="0cm" fo:margin-top="0.199cm" fo:margin-bottom="0cm" style:contextual-spacing="false" fo:text-indent="0cm" style:auto-text-indent="false"/>
    </style:style>
    <style:style style:name="P89" style:family="paragraph" style:parent-style-name="Standard">
      <style:paragraph-properties fo:margin-left="2.861cm" fo:margin-right="0cm" fo:margin-top="0cm" fo:margin-bottom="0.212cm" style:contextual-spacing="false" fo:text-indent="0cm" style:auto-text-indent="false"/>
    </style:style>
    <style:style style:name="P90" style:family="paragraph" style:parent-style-name="Standard">
      <style:paragraph-properties fo:margin-left="2.861cm" fo:margin-right="0cm" fo:text-indent="0cm" style:auto-text-indent="false"/>
    </style:style>
    <style:style style:name="P91" style:family="paragraph" style:parent-style-name="Standard">
      <style:paragraph-properties fo:margin-left="2.858cm" fo:margin-right="0cm" fo:text-indent="0cm" style:auto-text-indent="false"/>
    </style:style>
    <style:style style:name="P92" style:family="paragraph" style:parent-style-name="Standard" style:list-style-name="">
      <style:paragraph-properties fo:margin-left="2.858cm" fo:margin-right="0cm" fo:text-indent="0cm" style:auto-text-indent="false"/>
    </style:style>
    <style:style style:name="P93" style:family="paragraph" style:parent-style-name="Text_20_body">
      <loext:graphic-properties draw:fill="none" draw:fill-color="#ffffff"/>
      <style:paragraph-properties fo:margin-left="2.9cm" fo:margin-right="0cm" fo:margin-top="0cm" fo:margin-bottom="0cm" style:contextual-spacing="false" fo:line-height="100%"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font-size="14pt" style:font-size-asian="14pt" style:font-size-complex="14pt"/>
    </style:style>
    <style:style style:name="T2" style:family="text">
      <style:text-properties style:font-name="Arial Narrow" fo:font-size="14pt" fo:language="en" fo:country="GB" style:font-size-asian="14pt" style:font-name-complex="Arial Narrow" style:font-size-complex="14pt"/>
    </style:style>
    <style:style style:name="T3" style:family="text">
      <style:text-properties style:font-name="Arial Narrow" style:font-name-complex="Arial Narrow"/>
    </style:style>
    <style:style style:name="T4" style:family="text">
      <style:text-properties style:font-name="Arial Narrow" style:font-name-complex="Arial Narrow"/>
    </style:style>
    <style:style style:name="T5" style:family="text">
      <style:text-properties style:font-name="Arial Narrow" fo:font-weight="bold" fo:background-color="#ffff00" loext:char-shading-value="0" style:font-weight-asian="bold" style:font-name-complex="Arial Narrow" style:font-weight-complex="bold"/>
    </style:style>
    <style:style style:name="T6" style:family="text">
      <style:text-properties style:font-name="Arial Narrow" fo:language="en" fo:country="GB" style:font-name-complex="Arial Narrow"/>
    </style:style>
    <style:style style:name="T7" style:family="text">
      <style:text-properties style:font-name="Arial Narrow" fo:language="en" fo:country="GB" style:font-name-complex="Arial Narrow"/>
    </style:style>
    <style:style style:name="T8" style:family="text">
      <style:text-properties style:font-name="Arial Narrow" fo:language="en" fo:country="GB" fo:background-color="#ffff00" loext:char-shading-value="0" style:font-name-complex="Arial Narrow"/>
    </style:style>
    <style:style style:name="T9" style:family="text">
      <style:text-properties style:font-name="Arial Narrow" fo:font-size="12pt" fo:language="en" fo:country="GB" fo:background-color="#ffff00" loext:char-shading-value="0" style:font-size-asian="12pt" style:font-name-complex="Arial Narrow" style:font-size-complex="12pt"/>
    </style:style>
    <style:style style:name="T10" style:family="text">
      <style:text-properties style:font-name="Arial Narrow" fo:background-color="#ffff00" loext:char-shading-value="0" style:font-name-complex="Arial Narrow"/>
    </style:style>
    <style:style style:name="T11" style:family="text">
      <style:text-properties fo:font-weight="bold" style:font-weight-asian="bold"/>
    </style:style>
    <style:style style:name="T12" style:family="text">
      <style:text-properties fo:color="#000000" loext:opacity="100%" style:font-name="Arial Narrow" fo:font-size="12pt" fo:language="en" fo:country="GB" fo:background-color="#ffff00" loext:char-shading-value="0" style:font-size-asian="12pt" style:font-name-complex="Arial Narrow" style:font-size-complex="12pt"/>
    </style:style>
    <style:style style:name="T13" style:family="text">
      <style:text-properties fo:color="#000000" loext:opacity="100%" style:font-name="Arial Narrow" fo:font-size="12pt" fo:language="en" fo:country="GB" fo:background-color="#ffff00" loext:char-shading-value="0" style:font-size-asian="12pt" style:font-name-complex="Arial Narrow" style:font-size-complex="14pt"/>
    </style:style>
    <style:style style:name="T14" style:family="text">
      <style:text-properties fo:color="#000000" loext:opacity="100%" style:font-name="Arial Narrow" fo:font-size="12pt" fo:language="en" fo:country="GB" fo:background-color="#ffff00" loext:char-shading-value="0" style:font-size-asian="12pt" style:font-name-complex="Arial Narrow"/>
    </style:style>
    <style:style style:name="T15"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6" style:family="text">
      <style:text-properties fo:color="#000000" loext:opacity="100%" style:font-name="Arial Narrow" fo:font-size="12pt" fo:language="en" fo:country="GB"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17" style:family="text">
      <style:text-properties fo:color="#000000" loext:opacity="100%" style:font-name="Arial Narrow" fo:font-size="12pt" fo:language="it" fo:country="IT" fo:font-weight="bold" fo:background-color="#ffff00" loext:char-shading-value="0" style:font-name-asian="Times New Roman" style:font-size-asian="12pt" style:language-asian="zh" style:country-asian="CN" style:font-weight-asian="bold" style:font-name-complex="Arial Narrow" style:font-size-complex="12pt" style:language-complex="ar" style:country-complex="SA" style:font-weight-complex="bold"/>
    </style:style>
    <style:style style:name="T18"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9" style:family="text">
      <style:text-properties fo:color="#000000" loext:opacity="100%" style:font-name="Arial Narrow" fo:font-size="12pt" fo:language="it" fo:country="IT" fo:background-color="transparent" loext:char-shading-value="0" style:font-name-asian="Times New Roman" style:font-size-asian="12pt" style:language-asian="zh" style:country-asian="CN" style:font-name-complex="Arial Narrow" style:font-size-complex="12pt" style:language-complex="ar" style:country-complex="SA"/>
    </style:style>
    <style:style style:name="T20" style:family="text">
      <style:text-properties fo:color="#000000" loext:opacity="100%" style:font-name="Arial Narrow" style:font-name-complex="Arial Narrow"/>
    </style:style>
    <style:style style:name="T21" style:family="text">
      <style:text-properties fo:color="#000000" loext:opacity="100%" style:font-name="Arial Narrow" style:font-name-complex="Arial Narrow"/>
    </style:style>
    <style:style style:name="T22" style:family="text">
      <style:text-properties fo:color="#000000" loext:opacity="100%" style:font-name="Arial Narrow" fo:language="en" fo:country="GB" fo:background-color="#ffff00" loext:char-shading-value="0" style:font-name-complex="Arial Narrow"/>
    </style:style>
    <style:style style:name="T23" style:family="text">
      <style:text-properties fo:color="#000000" loext:opacity="100%" style:font-name="Arial Narrow" fo:background-color="#ffff00" loext:char-shading-value="0" style:font-name-complex="Arial Narrow"/>
    </style:style>
    <style:style style:name="T24" style:family="text">
      <style:text-properties fo:font-variant="normal" fo:text-transform="none" fo:color="#000000" loext:opacity="100%" style:font-name="Arial Narrow" fo:font-size="12pt" fo:letter-spacing="normal" fo:language="it" fo:country="IT" fo:font-style="normal" fo:font-weight="normal" fo:background-color="#ffff00" loext:char-shading-value="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8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nuale integrativo del display 860C</text:p>
      <text:p text:style-name="P7">TSDZ2 open source firmware v20.1C.4 per il display APT– 860C</text:p>
      <text:p text:style-name="P14">versione modificata della 20 beta 1 (C)</text:p>
      <text:p text:style-name="P14"/>
      <text:p text:style-name="P17">Prima di utilizzare il software, leggere attentamente le seguenti istruzioni e il wiki del display:</text:p>
      <text:p text:style-name="P2"><text:a xlink:type="simple" xlink:href="https://github.com/OpenSourceEBike/TSDZ2_wiki/wiki/Features-and-configurations-on-display" text:style-name="Internet_20_link" text:visited-style-name="Visited_20_Internet_20_Link"><text:span text:style-name="Internet_20_link"><text:span text:style-name="T2">Features and configurations on display · OpenSourceEBike/TSDZ2_wiki Wiki · GitHub</text:span></text:span></text:a></text:p>
      <text:p text:style-name="P18">Questo manuale è solo una integrazione.</text:p>
      <text:p text:style-name="P18"/>
      <text:p text:style-name="P41">Importante prima di lampeggiare: se sul display è già presente una versione precedente, annotare il valore del contachilometri, in modo che possa essere inserito nella nuova versione.</text:p>
      <text:p text:style-name="P42"/>
      <text:p text:style-name="P5">- Modalità di assistenza</text:p>
      <text:p text:style-name="P19">Sono disponibili 5 modalità di assistenza, la scelta è nello schermo principale.</text:p>
      <text:p text:style-name="P19">POWER ASSIST <text:s text:c="2"/><text:tab/>assistenza proporzionale alla potenza sui pedali</text:p>
      <text:p text:style-name="P17">TORQUE ASSIST <text:s/><text:tab/>assistenza proporzionale alla coppia sui pedali</text:p>
      <text:p text:style-name="P17">CADENCE ASSIST<text:tab/>assistenza subordinata al movimento dei pedali</text:p>
      <text:p text:style-name="P17">eMTB ASSIST <text:s text:c="3"/><text:tab/>assistenza con percentuale progressiva della coppia sui pedali</text:p>
      <text:p text:style-name="P17">HYBRID ASSIST<text:tab/>assistenza combinata torque + power</text:p>
      <text:p text:style-name="P19">A livello 0, tasto ON/OFF per visualizzare la modalità corrente, tasti SU/GIU per cambiare, tasto ON/OFF per confermare. Valori di assistenza per tutte le modalità da 1 a 254, per eMTB da 1 a 20.</text:p>
      <text:p text:style-name="P2"><text:span text:style-name="T3">“Hybrid assist” è una combinazione tra le modalità di assistenza “Torque assist” e “Power assist”.</text:span></text:p>
      <text:p text:style-name="P17">Si ottiene cosi un’ottima assistenza a bassa cadenza tipica della modalità Torque, e l’allungo della modalità Power ad alta cadenza.</text:p>
      <text:p text:style-name="P17">I parametri di assistenza sono gli stessi utilizzati nelle due modalità, abbinati a parità di livello.</text:p>
      <text:p text:style-name="P43"/>
      <text:p text:style-name="P5">- Voci del menu modificate o aggiunte</text:p>
      <text:p text:style-name="P8">Battery</text:p>
      <text:p text:style-name="P8"><text:tab/>Max current</text:p>
      <text:p text:style-name="P9"><text:tab/>Low cut-off</text:p>
      <text:p text:style-name="P13"><text:tab/>Voltage cal %</text:p>
      <text:p text:style-name="P44">Parametro per correggere il valore della tensione visualizzato a display.</text:p>
      <text:p text:style-name="P52">Esempio, con una batteria completamente carica di 36V nominali, la tensione deve essere vicino ai 42V, se è più bassa provare ad aumentare il parametro un decimo per volta fino ad leggere 42V, viceversa se il valore visualizzato è più alto, il parametro va diminuito.</text:p>
      <text:p text:style-name="P9"><text:tab/>Resistance</text:p>
      <text:p text:style-name="P9"><text:tab/>Voltage est</text:p>
      <text:p text:style-name="P9"><text:tab/>Resistance est</text:p>
      <text:p text:style-name="P9"><text:tab/>Power loss est</text:p>
      <text:p text:style-name="P8">SOC</text:p>
      <text:p text:style-name="P55"><text:tab/>Text</text:p>
      <text:p text:style-name="P2"><text:span text:style-name="T6"><text:tab/></text:span><text:span text:style-name="T8">Calculation</text:span></text:p>
      <text:p text:style-name="P44">Scelta del modo di calcolo della percentuale residua batteria.</text:p>
      <text:p text:style-name="P53">Auto<text:tab/>- calcolo soc% con Wh consumati.</text:p>
      <text:p text:style-name="P54">Reset automatico all’accensione quando il soc% calcolato con Wh consumati è diverso da quello calcolato con la tensione (+/- “Auto reset %”), utile quando si mette una batteria non completamente carica.</text:p>
      <text:p text:style-name="P53">Wh<text:tab/>- calcolo soc% con Wh consumati, reset solo a batteria completamente carica (100%).</text:p>
      <text:p text:style-name="P54">Oppure reset mauale.</text:p>
      <text:p text:style-name="P53">Volts<text:tab/>- calcolo soc% con tensione della batteria, è meno preciso degli altri metodi.</text:p>
      <text:p text:style-name="P54"><text:soft-page-break/>Può essere utile se si hanno due batterie di capacità diversa.</text:p>
      <text:p text:style-name="P64"><text:span text:style-name="T9">Per ottenere una corretta corrispondenza tra soc% e tensione, potrebbe essere necessario </text:span><text:span text:style-name="T12">ritoccare i valori di “Reset at voltage” e “</text:span><text:span text:style-name="T13">Low cut-off”.</text:span></text:p>
      <text:p text:style-name="P55"><text:tab/>Reset at voltage</text:p>
      <text:p text:style-name="P57">Battery total Wh</text:p>
      <text:p text:style-name="P57">Used Wh</text:p>
      <text:p text:style-name="P57">Manual reset (no/yes)</text:p>
      <text:p text:style-name="P20">Utilizzare quando si mette una batteria non completamente carica o alla prima accensione dopo il caricamento del programma. “Used Wh” è calcolato con riferimento alla tensione.</text:p>
      <text:p text:style-name="P20">A batteria completamente carica, il reset al 100% è automatico.</text:p>
      <text:p text:style-name="P72"><text:span text:style-name="T3"><text:tab/></text:span><text:span text:style-name="T10">Auto reset %</text:span></text:p>
      <text:p text:style-name="P53">Differenza percentuale (+/-) tra socWh e socVolts per il reset automatico all’accensione con “SOC Calculation” = Auto. Default 15%.</text:p>
      <text:p text:style-name="P8">Motor</text:p>
      <text:p text:style-name="P55"><text:tab/>Motor voltage</text:p>
      <text:p text:style-name="P2"><text:span text:style-name="T6"><text:tab/></text:span><text:span text:style-name="T3">Max motor power</text:span></text:p>
      <text:p text:style-name="P20">Potenza massima del motore, impostare un valore adeguato a contenere il riscaldamento del motore e compatibile con la potenza che può erogare la batteria.</text:p>
      <text:p text:style-name="P23">Si consiglia un valore massimo di 500W. Attenzione, non deve essere continuativa!</text:p>
      <text:p text:style-name="P18"><text:tab/>Motor acceleration</text:p>
      <text:p text:style-name="P24">Accelerazione del motore.</text:p>
      <text:p text:style-name="P20">Come prima impostazione usare valori bassi, poi se necessario, aumentare gradualmente.</text:p>
      <text:p text:style-name="P20">Impostare con attenzione, consapevoli che l’impostazione di un valore più alto del necessario può causare un maggiore stress alla trasmissione.</text:p>
      <text:p text:style-name="P21">Valori consigliati:</text:p>
      <text:p text:style-name="P20"><text:tab/>motore 36 Volt, batteria 36 volt = 35</text:p>
      <text:p text:style-name="P20"><text:tab/>motore 36 Volt, batteria 48 volt = 5</text:p>
      <text:p text:style-name="P20"><text:tab/>motore 36 Volt, batteria 52 volt = 0</text:p>
      <text:p text:style-name="P20"><text:tab/>motore 48 Volt, batteria 36 volt = 45</text:p>
      <text:p text:style-name="P20"><text:tab/>motore 48 Volt, batteria 48 volt = 35</text:p>
      <text:p text:style-name="P25"><text:tab/>motore 48 Volt, batteria 52 volt = 30</text:p>
      <text:p text:style-name="P3"><text:span text:style-name="T6"><text:tab/></text:span><text:span text:style-name="T3">Motor deceleration</text:span></text:p>
      <text:p text:style-name="P29">Decelerazione del motore.</text:p>
      <text:p text:style-name="P30">Impostata a zero, è attiva la rampa di decelerazione di default, impostata al 100% la rampa di decelerazione minima (arresto più rapido).</text:p>
      <text:p text:style-name="P31">Field weakening</text:p>
      <text:p text:style-name="P30">Abilitato/Disabilitato. La funzione di indebolimento di campo aumenta la cadenza del motore (fino a 120 RPM quando possibile) ma si ha anche una perdita di efficienza.</text:p>
      <text:p text:style-name="P30">Se abilitato, l'indebolimento di campo si attiva automaticamente quando il valore PWM è superiore a 100%.</text:p>
      <text:p text:style-name="P15">Torque sensor</text:p>
      <text:p text:style-name="P18"><text:tab/>Assist w/o pedal rotation</text:p>
      <text:p text:style-name="P32">Torque ADC threshold</text:p>
      <text:p text:style-name="P20">Oltre all’assistenza iniziale con la solo spinta sui pedali senza la rotazione per una partenza immediata, ora questa funzione si attiva anche con la bici in movimento, quando si riprende la pedalata dopo una pausa.</text:p>
      <text:p text:style-name="P75">Attenzione, abilitando contemporaneamente anche la funzione BOOST l’effetto aumenta!</text:p>
      <text:p text:style-name="P89"><text:span text:style-name="T20">Questo può </text:span><text:span text:style-name="T3">causare un maggiore stress alla trasmissione.</text:span></text:p>
      <text:p text:style-name="P2"><text:span text:style-name="T3"><text:tab/></text:span><text:span text:style-name="T6">Coast brake</text:span></text:p>
      <text:p text:style-name="P55"><text:tab/>Coast brake ADC</text:p>
      <text:p text:style-name="P55"><text:tab/>Calibration</text:p>
      <text:p text:style-name="P20"><text:soft-page-break/>Abilitato/Disabilitato. Abilitare solo dopo avere inserito i valori effettivi di “Pedal torque ADC offset” e “Pedal torque ADC max”, ottenuti dalla calibrazione.</text:p>
      <text:p text:style-name="P71"><text:span text:style-name="T3">A</text:span><text:span text:style-name="T20">bilitando senza avere inserito i parametri corretti, può portare a funzionamenti imprevedibili.</text:span></text:p>
      <text:p text:style-name="P20">Procedura di calibrazione: vedere nel menu “Technical” la voce “ADC torque sensor”, inserire il valore ADC del sensore di coppia senza nessuna spinta sui pedali in “Pedal torque ADC offset”. Inserire il valore ADC del sensore di coppia con la massima spinta applicata al pedale (ciclista in piedi, sul pedale destro in posizione orizzontale) in “Pedal torque ADC max”.</text:p>
      <text:p text:style-name="P76">La calibrazione del sensore di coppia è necessaria se la gamma di lavoro è limitata.</text:p>
      <text:p text:style-name="P90"><text:span text:style-name="T3">“Pedal torque ADC max” - “Pedal torque ADC offset” &lt; 140.</text:span></text:p>
      <text:p text:style-name="P23">Attenzione. I valori ADC del sensore di coppia nel tempo possono cambiare, controllare periodicamente.</text:p>
      <text:p text:style-name="P2"><text:span text:style-name="T3"><text:tab/></text:span><text:span text:style-name="T6">Torque adc step</text:span></text:p>
      <text:p text:style-name="P48">Fattore di conversione della coppia applicata al pedale con calibrazione disabilitata.</text:p>
      <text:p text:style-name="P49">Serve per calcolare il corretto rapporto tra il fattore di assistenza e la potenza umana (solo in “Power assist”) e per il calcolo della potenza umana da visualizzare a display, puo essere inserito il valore effettivo ottenuto dalla calibrazione.</text:p>
      <text:p text:style-name="P71"><text:span text:style-name="T5">Attenzione</text:span><text:span text:style-name="T10">: inserire il valore di “</text:span><text:span text:style-name="T22">ADC torque step calc” </text:span><text:span text:style-name="T10">con calibrazione disabilitata.</text:span></text:p>
      <text:p text:style-name="P93">Il valore di <text:s/>“Torque adc step” è inversamente proporzionale alla gamma ADC del sensore di coppia.</text:p>
      <text:p text:style-name="P3"><text:span text:style-name="T3"><text:tab/></text:span><text:span text:style-name="T8">Torque adc step adv</text:span></text:p>
      <text:p text:style-name="P45">Fattore di conversione della coppia applicata al pedale con calibrazione abilitata.</text:p>
      <text:p text:style-name="P78">Ha la stessa funzione del parametro precedente, ma solo con calibrazione abilitata.</text:p>
      <text:p text:style-name="P78">Nel calcolo della potenza umana, si valutano anche “Torque offset adj” e “Torque range adj”.</text:p>
      <text:p text:style-name="P78">Non usare per modificare l’amplificazione dei livelli di assistenza, per questo scopo usare “Torque range adj”.</text:p>
      <text:p text:style-name="P78">Anche per questo parametro è prevista una calibrazione opzionale con peso.</text:p>
      <text:p text:style-name="P65"><text:span text:style-name="T17">Attenzione</text:span><text:span text:style-name="T18">: inserire il valore di “</text:span><text:span text:style-name="T15">ADC torque step calc” </text:span><text:span text:style-name="T18">con calibrazione abilitata.</text:span></text:p>
      <text:p text:style-name="P78">Il valore di <text:s/>“Torque adc step adv” è costante, indipendente dalla gamma ADC del sensore di coppia.</text:p>
      <text:p text:style-name="P3"><text:span text:style-name="T6"><text:tab/></text:span><text:span text:style-name="T8">Torque offset adj</text:span></text:p>
      <text:p text:style-name="P58">Parametro per la regolazione dell’offset ADC del sensore di coppia.</text:p>
      <text:p text:style-name="P63"><text:span text:style-name="T8">Valori da 0 a 34, valore default 20 (neutro).</text:span></text:p>
      <text:p text:style-name="P63"><text:span text:style-name="T10">Quando si ha la necessità di</text:span><text:span text:style-name="T23"> aumentare la sensibilità in partenza, esempio con hand-bike, impostare un valore inferiore a 20. </text:span><text:span text:style-name="T10">Attenzione, un valore troppo basso può causare una partenza indesiderata e/o un arresto ritardato del motore.</text:span></text:p>
      <text:p text:style-name="P63"><text:span text:style-name="T8">Se invece si vuole diminuire </text:span><text:span text:style-name="T22">la sensibilità in partenza, impostare un valore maggiore di 20.</text:span></text:p>
      <text:p text:style-name="P66"><text:span text:style-name="T22">Con valore inferiore a 20</text:span><text:span text:style-name="T18"> </text:span><text:span text:style-name="T22">si consiglia di disabilitare </text:span><text:span text:style-name="T18">“Assist without pedaling” e </text:span><text:span text:style-name="T22"><text:s/>“Startup boost”.</text:span></text:p>
      <text:p text:style-name="P3"><text:span text:style-name="T6"><text:tab/></text:span><text:span text:style-name="T8">Torque range adj</text:span></text:p>
      <text:p text:style-name="P58">Parametro per la regolazione della gamma ADC del sensore di coppia.</text:p>
      <text:p text:style-name="P58">Valori da 0 a 40, valore default 20 (neutro).</text:p>
      <text:p text:style-name="P44">Un valore inferiore a 20 diminuisce l’amplificazione della gamma, un valore maggiore di 20 la aumenta. Questa variazione ha effetto a tutti i livelli nelle modalità con sensore di coppia.</text:p>
      <text:p text:style-name="P82">Necessario prima, abilitare la <text:s/>calibrazione del sensore di coppia e inserire i valori effettivi di “Torque ADC offset” e “Torque ADC max”.</text:p>
      <text:p text:style-name="P82">Il valore della gamma è fissato a 160 (133 con 0, 186 con 40).</text:p>
      <text:p text:style-name="P69"><text:span text:style-name="T16"><text:tab/></text:span><text:span text:style-name="T15">Torque angle adj</text:span></text:p>
      <text:p text:style-name="P46">Parametro per la regolazione dell’angolo iniziale della curva del sensore di coppia.</text:p>
      <text:p text:style-name="P66"><text:span text:style-name="T10">Valore da 0 a 40</text:span><text:span text:style-name="T8">, valore default 20 (neutro).</text:span></text:p>
      <text:p text:style-name="P46"><text:soft-page-break/>Provare con valore 20, poi regolare a “sensazione”. Con un valore inferiore a 20, risposta più graduale e minore consumo. Con un valore maggiore di 20, più reattività ma con maggiore consumo. Vedere il grafico esplicativo.</text:p>
      <text:p text:style-name="P46">Questa variazione ha effetto a tutti i livelli nelle modalità con sensore di coppia.</text:p>
      <text:p text:style-name="P80">Necessario prima <text:s/>abilitare la <text:s/>calibrazione del sensore di coppia e inserire i valori effettivi di “Pedal torque ADC offset” e “Pedal torque ADC max”.</text:p>
      <text:p text:style-name="P80">Con un valore maggiore di 20, si consiglia di disabilitare “Startup boost”.</text:p>
      <text:p text:style-name="P56"><text:tab/>Torque adc offset</text:p>
      <text:h text:style-name="P33" text:outline-level="1">Valore ADC del sensore di coppia senza nessuna spinta sui pedali.</text:h>
      <text:p text:style-name="P75">Si ottiene dalla procedura di calibrazione da effettuare a display.</text:p>
      <text:p text:style-name="P79">Non usare per modificare la sensibilità del sensore di coppia in partenza , per questo scopo usare “Torque offset adj”.</text:p>
      <text:p text:style-name="P2"><text:span text:style-name="T3"><text:tab/></text:span><text:span text:style-name="T6">Torque adc max</text:span></text:p>
      <text:h text:style-name="P77" text:outline-level="1">Valore ADC del sensore di coppia con la massima spinta applicata al pedale (ciclista in piedi, sul pedale destro in posizione orizzontale).</text:h>
      <text:p text:style-name="P75">Si ottiene dalla procedura di calibrazione da effettuare a display.</text:p>
      <text:h text:style-name="P81" text:outline-level="1">Non usare per modificare l’amplificazione della gamma del sensore di coppia, per questo scopo usare “Torque range adj”.</text:h>
      <text:p text:style-name="P56"><text:tab/>Weight on pedal</text:p>
      <text:p text:style-name="P24">Peso da applicare al pedale per la calibrazione del valore ADC del sensore di coppia utilizzato nel calcolo della potenza umana da visualizzare a display.</text:p>
      <text:p text:style-name="P23">Utilizzare un peso da 20 a 30Kg.</text:p>
      <text:p text:style-name="P18"><text:tab/>Torque adc on weight</text:p>
      <text:p text:style-name="P20">Valore ADC del sensore di coppia per il calcolo della potenza umana da visualizzare a display. Non è utilizzato per il calcolo del fattore di assistenza.</text:p>
      <text:p text:style-name="P76">Si ottiene dalla calibrazione con un peso da 20 a 25Kg, da effettuare a display.</text:p>
      <text:p text:style-name="P23">Procedura di calibrazione: vedere nel menu “Technical” la voce “ADC torque sensor”, inserire il valore letto, con peso applicato ai pedali in posizione orizzontale, in “Torque adc on weight”.</text:p>
      <text:p text:style-name="P73"><text:span text:style-name="T20"><text:tab/></text:span><text:span text:style-name="T22">ADC torque step calc</text:span></text:p>
      <text:p text:style-name="P49">Fattore di conversione della coppia applicata al pedale ottenuto dalla calibrazione col peso o dal calcolo del valore stimato.</text:p>
      <text:p text:style-name="P71"><text:span text:style-name="T10">Utilizzabile per il calcolo della potenza umana visualizzata a display e </text:span><text:span text:style-name="T23">per un corretto rapporto nel calcolo dell'assistenza (solo in "Power assist").</text:span></text:p>
      <text:p text:style-name="P84">Attenzione: con calibrazione abilitata o disabilitata, il valore calcolato è diverso.</text:p>
      <text:p text:style-name="P84">Con calibrazione disabilitata inserire il valore ottenuto nel parametro “ADC torque step”.</text:p>
      <text:p text:style-name="P84">Con calibrazione abilitata inserire il valore ottenuto nel parametro “ADC torque step adv”.</text:p>
      <text:p text:style-name="P36"><text:tab/>Default weight (no/yes)</text:p>
      <text:p text:style-name="P74"><text:span text:style-name="T10">Dopo avere inserito i valori di calibrazione in “Torque ADC offset” e “Torque ADC max”, con questa funzione è possibile calcolare un valore stimato di “Torque adc on weight “ e di “</text:span><text:span text:style-name="T22">ADC torque step calc” con</text:span><text:span text:style-name="T10"> un peso di 25Kg. I valori sono meno precisi di quelli ottenuti con calibrazione reale, ma sono adeguati allo scopo.</text:span></text:p>
      <text:p text:style-name="P15">Assist level</text:p>
      <text:p text:style-name="P18"><text:tab/>Number of assist levels</text:p>
      <text:p text:style-name="P2"><text:span text:style-name="T3"><text:tab/>Power ass</text:span><text:span text:style-name="T6">ist</text:span></text:p>
      <text:p text:style-name="P71"><text:span text:style-name="T3">“Power assist” è una modalità di assistenza proporzionale alla potenza applicata ai pedali.</text:span></text:p>
      <text:p text:style-name="P20">Livelli disponibili da 1 a 9.</text:p>
      <text:p text:style-name="P20">Impostare i livelli di assistenza secondo le proprie esigenze. Valore % / 2, massimo 254.</text:p>
      <text:p text:style-name="P20">Esempio, applicando ai pedali 100 Watt, con assistenza 150, il motore eroga 300 Watt.</text:p>
      <text:p text:style-name="P22">Questi parametri di assistenza sono utilizzati anche nella modalità ibrida.</text:p>
      <text:p text:style-name="P2"><text:span text:style-name="T3"><text:tab/></text:span><text:span text:style-name="T6">Torque assist</text:span></text:p>
      <text:p text:style-name="P71"><text:soft-page-break/><text:span text:style-name="T3">“Torque assist” è una modalità di assistenza proporzionale alla coppia sui pedali.</text:span></text:p>
      <text:p text:style-name="P20">Livelli disponibili da 1 a 9.</text:p>
      <text:p text:style-name="P20">La potenza erogata dal motore è proporzionale alla coppia applicata e ai valori di assistenza impostati.</text:p>
      <text:p text:style-name="P20">Impostare i livelli di assistenza secondo le proprie esigenze. Valori relativi, massimo 254.</text:p>
      <text:p text:style-name="P23">Questi parametri di assistenza sono utilizzati anche nella modalità ibrida.</text:p>
      <text:p text:style-name="P2"><text:span text:style-name="T3"><text:tab/></text:span><text:span text:style-name="T6">Cadence assist</text:span></text:p>
      <text:p text:style-name="P71"><text:span text:style-name="T3">“Cadence assist” è una modalità di assistenza subordinata al movimento dei pedali.</text:span></text:p>
      <text:p text:style-name="P20">Livelli disponibili da 1 a 9.</text:p>
      <text:p text:style-name="P20">La potenza erogata dal motore dipende in parte dai valori di assistenza impostati e in parte dalla cadenza dei pedali. Impostare i livelli di assistenza secondo le proprie esigenze.</text:p>
      <text:p text:style-name="P20">Valori relativi, massimo 254.</text:p>
      <text:p text:style-name="P22">Si raccomanda di usare questa modalità con i sensori dei freni montati e abilitati.</text:p>
      <text:p text:style-name="P2"><text:span text:style-name="T3"><text:tab/></text:span><text:span text:style-name="T6">eMTB assist</text:span></text:p>
      <text:p text:style-name="P71"><text:span text:style-name="T3">“eMTB assist” è una modalità di assistenza con percentuale progressiva della coppia sui pedali. Livelli disponibili da 1 a 9.</text:span></text:p>
      <text:p text:style-name="P20">La potenza erogata dal motore è proporzionale in modo progressivo alla coppia applicata.</text:p>
      <text:p text:style-name="P20">Sono disponibili 20 sensibilità predefinite.</text:p>
      <text:p text:style-name="P20">Valori più alti corrispondono a un'assistenza più reattiva, più rapida a raggiungere la massima potenza del motore.</text:p>
      <text:p text:style-name="P16">Walk assist</text:p>
      <text:p text:style-name="P55"><text:tab/>Feature (enable/disable)</text:p>
      <text:p text:style-name="P2"><text:span text:style-name="T6"><text:tab/></text:span><text:span text:style-name="T8">Speed (da 1 a 9)</text:span></text:p>
      <text:p text:style-name="P44">Per ogni livello, si imposta la velocità da raggiungere e mantenere, in km/h oppure in mph.</text:p>
      <text:p text:style-name="P44">Valore massimo 6,0 km/h o 3.7 mph. Provare con valori bassi e aumentare gradualmente.</text:p>
      <text:p text:style-name="P44">Valori consigliati da 2,5 a 4,5 km/h oppure da 1.5 a 2.8 mph.</text:p>
      <text:p text:style-name="P44">Avviando "Walk assist" ci sarà un superamento della velocità impostata, si tratta di un'autocalibrazione.</text:p>
      <text:p text:style-name="P44">Serve per calcolare la potenza massima richiesta in quelle <text:s/>condizioni di utilizzo (rapporto di trasmissione e pendenza da superare), poi si stabilizza sulla velocità impostata.</text:p>
      <text:p text:style-name="P44">La regolazione avviene solo con valori impostati superiori alla velocità minima rilevabile, che è di circa 3,6 km/h (2,2 mph). Con valori inferiori non c’è una regolazione, viene solo calcolata la potenza necessaria per mantenere la velocità ipotizzata in quelle condizioni.</text:p>
      <text:p text:style-name="P44">In questo caso un cambio di pendenza può causare un cambio di velocità.</text:p>
      <text:p text:style-name="P44">Se necessario, è possibile rifare l’autocalibrazione, lasciare il pulsante e ripremere.</text:p>
      <text:p text:style-name="P44">La velocità impostata potrebbe non essere raggiunta a causa della limitazione di potenza.</text:p>
      <text:p text:style-name="P44">Con problemi al sensore di velocità, walk assist non funziona correttamente.</text:p>
      <text:p text:style-name="P58">Abilitando sul display nel menu “Various”, “Assist with error”, walk assist <text:s/>funzionerà come le versioni precedenti, senza il controllo di velocità.</text:p>
      <text:p text:style-name="P3"><text:span text:style-name="T6"><text:tab/></text:span><text:span text:style-name="T3">Cruise feature</text:span></text:p>
      <text:p text:style-name="P20">Abilita/disabilita la funzione cruise. Si può abilitare solo con Walk assist abilitato.</text:p>
      <text:p text:style-name="P20">Premendo a lungo il pulsante GIÙ a velocità superiori a 9 km/h e con funzione abilitata, viene memorizzata la velocità corrente e mantenuta per tutto il tempo in cui viene premuto il pulsante.</text:p>
      <text:p text:style-name="P20">La velocità potrebbe non essere raggiunta a causa della potenza del motore limitata.</text:p>
      <text:p text:style-name="P20">Il limite di velocità ha la priorità.</text:p>
      <text:p text:style-name="P20">Si consiglia di utilizzare la modalità cruise con i sensori dei freni installati.</text:p>
      <text:p text:style-name="P20">Informarsi sulle restrizioni legislative del proprio paese.</text:p>
      <text:p text:style-name="P16">Startup boost</text:p>
      <text:p text:style-name="P2"><text:span text:style-name="T3"><text:tab/></text:span><text:span text:style-name="T6">Feature (enable/disable)</text:span></text:p>
      <text:p text:style-name="P56"><text:tab/>Startup boost torque factor</text:p>
      <text:h text:style-name="P34" text:outline-level="1">Serve per aumentare l’assistenza in partenza e a bassa cadenza.</text:h>
      <text:h text:style-name="P92" text:outline-level="1"><text:soft-page-break/><text:span text:style-name="T3">“Startup boost” deve essere abilitato. Disponibile solo in modalità “Power assist”.</text:span></text:h>
      <text:h text:style-name="P33" text:outline-level="1">Funziona sia con partenza da fermo che con ripresa della pedalata in movimento.</text:h>
      <text:h text:style-name="P33" text:outline-level="1">Il valore di questo parametro è l’incremento percentuale della coppia applicata ai pedali con cadenza = 0. Questo valore diminuisce gradualmente all’aumentare della cadenza, in funzione del parametro successivo.</text:h>
      <text:h text:style-name="P33" text:outline-level="1">Impostare con attenzione, consapevoli che l’impostazione di un valore troppo alto può causare un maggiore stress alla trasmissione.</text:h>
      <text:p text:style-name="P23">Valore in %, consigliato 250, massimo 500.</text:p>
      <text:p text:style-name="P55"><text:tab/>Startup boost cadence step</text:p>
      <text:h text:style-name="P34" text:outline-level="1">Serve per calcolare la diminuzione della coppia di boost all’aumento della cadenza, fino all’estinzione.</text:h>
      <text:h text:style-name="P34" text:outline-level="1">Valore consigliato 25. Limiti da 10 a 50, valore più alto = effetto più breve.</text:h>
      <text:p text:style-name="P3"><text:span text:style-name="T6"><text:tab/></text:span><text:span text:style-name="T8">Startup boost at zero (cadence o speed)</text:span></text:p>
      <text:p text:style-name="P59">Scelta modalità startup boost:</text:p>
      <text:h text:style-name="P47" text:outline-level="1">- Cadence<text:tab/>Interviene sia partendo da fermo, che riprendendo la pedalata con bici in movimento.</text:h>
      <text:h text:style-name="P60" text:outline-level="1">- Speed<text:tab/>Interviene solo partendo da fermo, consigliato per motori con freno a contropedale.</text:h>
      <text:p text:style-name="P83">Startup assist (enabled/disabled)</text:p>
      <text:p text:style-name="P68"><text:span text:style-name="T8">Abilitato/Disabilitato. </text:span><text:span text:style-name="T24">Serve per partire da fermo su salite difficili.</text:span></text:p>
      <text:h text:style-name="P67" text:outline-level="1"><text:span text:style-name="T24">Se abilitato, si attiva premendo il pulsante “Su” e tenendolo premuto iniziare a pedalare. Dopo l'avvio, rilasciare il pulsante. Il tempo di utilizzo è limitato a 10 secondi. </text:span><text:span text:style-name="T19"><text:line-break/></text:span><text:span text:style-name="T18">Con pulsante premuto il funzionamento è simile all’acceleratore ma per partire è necessario pedalare,</text:span><text:span text:style-name="T24"> la potenza erogata dipende dal livello di assistenza e dalla spinta sui pedali.</text:span><text:span text:style-name="T18"> </text:span></text:h>
      <text:p text:style-name="P12">Street mode</text:p>
      <text:p text:style-name="P55"><text:tab/>Enable mode</text:p>
      <text:p text:style-name="P55"><text:tab/>Enable at startup</text:p>
      <text:p text:style-name="P55"><text:tab/>Speed limit</text:p>
      <text:p text:style-name="P55"><text:tab/>Motor power limit</text:p>
      <text:p text:style-name="P55"><text:tab/>Throttle enable</text:p>
      <text:p text:style-name="P55"><text:tab/>Cruise enable</text:p>
      <text:p text:style-name="P20">Abilita/disabilita la funzione cruise in “Street mode”.</text:p>
      <text:p text:style-name="P2"><text:span text:style-name="T3"><text:tab/></text:span><text:span text:style-name="T6">Hotkey enable</text:span></text:p>
      <text:p text:style-name="P8">Various</text:p>
      <text:p text:style-name="P55"><text:tab/>Lights configuration</text:p>
      <text:p text:style-name="P24">Configurazione delle luci. Informarsi sulla conformità alle normative vigenti.</text:p>
      <text:p text:style-name="P20">Scegliere la modalità preferita tra le 9 disponibili.</text:p>
      <text:p text:style-name="P26">Con comando luci ON:</text:p>
      <text:p text:style-name="P24">0 - accese</text:p>
      <text:p text:style-name="P20">1 - lampeggianti</text:p>
      <text:p text:style-name="P20">2 - accese e lampeggio veloce in frenata </text:p>
      <text:p text:style-name="P20">3 - lampeggianti e accese in frenata </text:p>
      <text:p text:style-name="P20">4 - lampeggianti e lampeggio veloce in frenata </text:p>
      <text:p text:style-name="P20">5 - accese e accese in frenata anche con comando luci OFF</text:p>
      <text:p text:style-name="P20">6 - accese e lampeggio veloce in frenata anche con comando luci OFF</text:p>
      <text:p text:style-name="P20">7 - lampeggianti e accese in frenata anche con comando luci OFF</text:p>
      <text:p text:style-name="P20">8 - lampeggianti e lampeggio veloce in frenata anche con comando luci OFF</text:p>
      <text:p text:style-name="P23">Le modalità in frenata, sono disponibili solo con sensori dei freni installati.</text:p>
      <text:p text:style-name="P2"><text:span text:style-name="T3"><text:tab/></text:span><text:span text:style-name="T6">Assist with error</text:span></text:p>
      <text:p text:style-name="P24">Abilitato/Disabilitato. La presenza di un errore disabilita l’assistenza in tutte le modalità.</text:p>
      <text:p text:style-name="P20"><text:soft-page-break/>E’ comunque possibile forzare l’assistenza anche con un errore se questo è causato da un problema a un <text:s/>sensore. Di coppia, di cadenza o di velocità. </text:p>
      <text:p text:style-name="P20">Si dovrà scegliere la modalità di assistenza che non prevede l’utilizzo del sensore guasto.</text:p>
      <text:p text:style-name="P23">Usare solo in caso di necessità, con questa funzione abilitata ci sono delle limitazioni nell’assistenza. Vedere i codici di errore più avanti.</text:p>
      <text:p text:style-name="P2"><text:span text:style-name="T3"><text:tab/></text:span><text:span text:style-name="T6">Virtual throttle step</text:span></text:p>
      <text:p text:style-name="P2"><text:span text:style-name="T6"><text:tab/></text:span><text:span text:style-name="T3">Odometer</text:span></text:p>
      <text:p text:style-name="P8">Display</text:p>
      <text:p text:style-name="P57">…</text:p>
      <text:p text:style-name="P57">Config shortcut key (no/yes)</text:p>
      <text:p text:style-name="P20">Abilitando questa funzione (yes), con livello di assistenza maggiore di zero, è possibile accedere direttamente al menu di configurazione con una pressione lunga del tasto M.</text:p>
      <text:p text:style-name="P20">Solo con livello = 0 la pressione lunga del tasto M attiva la personalizzazione dei campi numerici e dei grafici nelle schermate principali.</text:p>
      <text:p text:style-name="P37">E’ sempre possibile accedere al menu di configurazione con i tasti SU + GIU + ON/OFF.</text:p>
      <text:p text:style-name="P8">Technical</text:p>
      <text:p text:style-name="P55"><text:tab/>ADC battery current</text:p>
      <text:p text:style-name="P55"><text:tab/>ADC throttle sensor</text:p>
      <text:p text:style-name="P55"><text:tab/>Throttle sensor</text:p>
      <text:p text:style-name="P55"><text:tab/>ADC torque sensor</text:p>
      <text:h text:style-name="P61" text:outline-level="1">Valori ADC del sensore di coppia, da utilizzare per la calibrazione.</text:h>
      <text:p text:style-name="P62">- Valore di “Torque adc offset” senza nessuna spinta sui pedali.</text:p>
      <text:p text:style-name="P63"><text:span text:style-name="T8">- Valore di “Torque adc max” </text:span><text:span text:style-name="T22"><text:s/>con la massima spinta applicata al pedale (ciclista in piedi,</text:span></text:p>
      <text:p text:style-name="P85">sul pedale destro in posizione orizzontale).</text:p>
      <text:p text:style-name="P86">- Valore di “Torque adc on weight” <text:s/>con un peso da 20 a 25Kg applicato al pedale.</text:p>
      <text:p text:style-name="P70"><text:span text:style-name="T22">Prendere nota dei valori ottenuti e inserirli nelle voci del</text:span><text:span text:style-name="T14"> menu “</text:span><text:span text:style-name="T13">Torque sensor”.</text:span></text:p>
      <text:p text:style-name="P56"><text:tab/>ADC torque delta</text:p>
      <text:h text:style-name="P33" text:outline-level="1">Valore ADC del sensore di coppia senza offset.</text:h>
      <text:p text:style-name="P25">E’ possibile osservare e analizzare le variazioni derivate dalla calibrazione.</text:p>
      <text:p text:style-name="P3"><text:span text:style-name="T3"><text:tab/></text:span><text:span text:style-name="T6">ADC torque boost</text:span></text:p>
      <text:h text:style-name="P35" text:outline-level="1">Valore ADC del sensore di coppia senza offset e con l’incremento della funzione “Startup boost” se abilitata. Solo in modalità “Power assist”.</text:h>
      <text:p text:style-name="P2"><text:span text:style-name="T3"><text:tab/></text:span><text:span text:style-name="T6">Pedal cadence</text:span></text:p>
      <text:p text:style-name="P55"><text:tab/>PWM duty-cycle</text:p>
      <text:p text:style-name="P55"><text:tab/>Motor speed</text:p>
      <text:p text:style-name="P2"><text:span text:style-name="T6"><text:tab/></text:span><text:span text:style-name="T3">Motor FOC</text:span></text:p>
      <text:p text:style-name="P18"><text:tab/>Hall sensors</text:p>
      <text:p text:style-name="P18"/>
      <text:p text:style-name="P4">- Codici errore</text:p>
      <text:p text:style-name="P19">Codici e descrizione degli errori:</text:p>
      <text:p text:style-name="P17"/>
      <text:p text:style-name="P50">E01 – MOTOR_NOT_INIT</text:p>
      <text:p text:style-name="P51">Problema di comunicazione, il display riceve i dati dal controller motore, ma il controller non li riceve dal display. Controllare il cablaggio.</text:p>
      <text:p text:style-name="P17"/>
      <text:p text:style-name="P18">E02 - ERROR_TORQUE_SENSOR</text:p>
      <text:p text:style-name="P19">Potrebbe essersi verificato un problema meccanico con il sensore di coppia oppure la calibrazione all’avvio non è stata eseguita correttamente.</text:p>
      <text:p text:style-name="P17">Probabilmente è stata applicata una spinta sui pedali durante l’accensione.</text:p>
      <text:p text:style-name="P17">Spegnere e riaccendere in modo che il sistema possa ricalibrarsi, senza forzare sui pedali.</text:p>
      <text:p text:style-name="P17"><text:soft-page-break/>Se è abilitata la funzione “Torque sensor calibration”, controllare a display se il valore di “Pedal torque ADC offset” con pedali liberi <text:s/>e di “Pedal torque ADC max” con massimo sforzo, corrispondono a quelli inseriti.</text:p>
      <text:p text:style-name="P17"/>
      <text:p text:style-name="P18">E03 - ERROR_CADENCE_SENSOR</text:p>
      <text:p text:style-name="P19">Durante la pedalata non vengono generati impulsi dal sensore di cadenza, probabilmente guasto.</text:p>
      <text:p text:style-name="P19"/>
      <text:p text:style-name="P18">E04 - ERROR_MOTOR_BLOCKED</text:p>
      <text:p text:style-name="P19">Motore o ruota bloccata, assorbimento di corrente eccessivo senza la rotazione del motore.</text:p>
      <text:p text:style-name="P17">Assicurarsi che non ci sia un problema meccanico.</text:p>
      <text:p text:style-name="P17">Dopo 6 secondi l’errore scompare e si può riutilizzare la bici.</text:p>
      <text:p text:style-name="P17"/>
      <text:p text:style-name="P50">E06 - ERROR_COMMS</text:p>
      <text:p text:style-name="P51">Problema di comunicazione tra controller motore e display, controllare il cablaggio.</text:p>
      <text:p text:style-name="P39"/>
      <text:p text:style-name="P18">E08 - ERROR_SPEED_SENSOR</text:p>
      <text:p text:style-name="P39">Sensore di velocità guasto o magnete troppo distante.</text:p>
      <text:p text:style-name="P40"><text:bookmark text:name="_PictureBulle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fo:color="#000000" loext:opacity="100%" style:font-name="Arial Narrow" fo:font-family="'Arial Narrow'" style:font-family-generic="swiss" style:font-pitch="variable" fo:font-size="14pt" style:font-name-asian="Times New Roman" style:font-family-asian="'Times New Roman'" style:font-family-generic-asian="roman" style:font-pitch-asian="variable" style:font-size-asian="14pt"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style>
    <style:style style:name="posthilit" style:family="text" style:parent-style-name="Car._20_predefinito_20_paragrafo"/>
    <style:style style:name="Visited_20_Internet_20_Link" style:display-name="Visited Internet Link" style:family="text" style:parent-style-name="Car._20_predefinito_20_paragrafo">
      <style:text-properties fo:color="#8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18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178cm" svg:height="0.436cm" draw:z-index="7"><draw:text-box><text:p text:style-name="Footer"><text:span text:style-name="Page_20_Number"><text:span text:style-name="MT1"><text:page-number text:select-page="current">8</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2-06-03T16:33:04.710000000</dc:date>
    <meta:print-date>2022-06-03T16:33:10.380000000</meta:print-date>
    <meta:editing-cycles>565</meta:editing-cycles>
    <meta:editing-duration>P6DT13H3M56S</meta:editing-duration>
    <meta:generator>LibreOffice/7.2.3.2$Windows_X86_64 LibreOffice_project/d166454616c1632304285822f9c83ce2e660fd92</meta:generator>
    <meta:document-statistic meta:table-count="0" meta:image-count="0" meta:object-count="0" meta:page-count="8" meta:paragraph-count="283" meta:word-count="3094" meta:character-count="19856" meta:non-whitespace-character-count="16947"/>
  </office:meta>
</office:document-meta>
</file>